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3e9b" officeooo:paragraph-rsid="00163e9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68305" officeooo:paragraph-rsid="00168305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fo:font-weight="normal" officeooo:rsid="0019feb3" officeooo:paragraph-rsid="0019feb3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fo:font-weight="normal" officeooo:rsid="001abfac" officeooo:paragraph-rsid="001abfac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font-weight="normal" officeooo:rsid="001c8d57" officeooo:paragraph-rsid="001c8d57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fo:font-weight="normal" officeooo:rsid="001ceed1" officeooo:paragraph-rsid="001ceed1" style:font-size-asian="10.5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fo:font-weight="normal" officeooo:rsid="001eee8e" officeooo:paragraph-rsid="001eee8e" style:font-size-asian="10.5pt" style:font-weight-asian="normal" style:font-size-complex="12pt" style:font-weight-complex="normal"/>
    </style:style>
    <style:style style:name="T1" style:family="text">
      <style:text-properties officeooo:rsid="001c8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ATEGY</text:p>
      <text:p text:style-name="P2"/>
      <text:p text:style-name="P2">Obiettivi</text:p>
      <text:list xml:id="list6497953161463911552" text:style-name="L3">
        <text:list-item>
          <text:p text:style-name="P3">Acquisire nuovi <text:span text:style-name="T1">iscritti</text:span></text:p>
        </text:list-item>
        <text:list-item>
          <text:p text:style-name="P4">Informare gli iscritti al movimento delle novità</text:p>
        </text:list-item>
        <text:list-item>
          <text:p text:style-name="P4">Avere un posto di ritrovo per gli iscritti al movimento</text:p>
        </text:list-item>
        <text:list-item>
          <text:p text:style-name="P4">Sensibilizzare gli iscritti</text:p>
        </text:list-item>
        <text:list-item>
          <text:p text:style-name="P4">Indirizzare gli iscritti nei vari Chapter presenti nel mondo</text:p>
        </text:list-item>
        <text:list-item>
          <text:p text:style-name="P5">Rendere partecipi gli iscritti agli eventi</text:p>
        </text:list-item>
      </text:list>
      <text:p text:style-name="P2"/>
      <text:p text:style-name="P2">Contesti</text:p>
      <text:list xml:id="list7004091121096513324" text:style-name="L4">
        <text:list-item>
          <text:p text:style-name="P6">Computer da casa con connessione ad Internet</text:p>
        </text:list-item>
        <text:list-item>
          <text:p text:style-name="P6">Portatile con connessione ad Internet</text:p>
        </text:list-item>
      </text:list>
      <text:p text:style-name="P2"/>
      <text:p text:style-name="P2">Tipo Utenti</text:p>
      <text:list xml:id="list697975249978204167" text:style-name="L5">
        <text:list-item>
          <text:p text:style-name="P7">Iscritti al movimento</text:p>
        </text:list-item>
        <text:list-item>
          <text:p text:style-name="P7">Persone curiose che hanno visto uno dei documentari</text:p>
        </text:list-item>
        <text:list-item>
          <text:p text:style-name="P7">Persone che vorrebbero migliorare il Movimento</text:p>
        </text:list-item>
        <text:list-item>
          <text:p text:style-name="P7">Completi estrane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38S</meta:editing-duration>
    <meta:editing-cycles>11</meta:editing-cycles>
    <meta:generator>LibreOffice/4.1.2.3$Windows_x86 LibreOffice_project/40b2d7fde7e8d2d7bc5a449dc65df4d08a7dd38</meta:generator>
    <dc:date>2013-12-04T03:47:13.515000000</dc:date>
    <meta:document-statistic meta:table-count="0" meta:image-count="0" meta:object-count="0" meta:page-count="1" meta:paragraph-count="16" meta:word-count="86" meta:character-count="520" meta:non-whitespace-character-count="462"/>
    <meta:user-defined meta:name="Info 1"/>
    <meta:user-defined meta:name="Info 2"/>
    <meta:user-defined meta:name="Info 3"/>
    <meta:user-defined meta:name="Info 4"/>
  </office:meta>
</office:document-meta>
</file>